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3" calcext:value-type="float">
            <text:p>0.6123429974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6" calcext:value-type="float">
            <text:p>-0.5935579202</text:p>
          </table:table-cell>
          <table:table-cell table:style-name="ce1" table:formula="of:=AVERAGE([.C167:.C174])" office:value-type="float" office:value="0.593557920215796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7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6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</table:table-row>
        <table:table-row table:style-name="ro1">
          <table:table-cell table:number-columns-repeated="14"/>
          <table:table-cell table:style-name="ce8" table:number-columns-repeated="2"/>
        </table:table-row>
      </table:table>
      <table:table table:name="corr" table:style-name="ta1">
        <table:shapes>
          <draw:frame draw:z-index="0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3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6" calcext:value-type="float">
            <text:p>-0.5935579202</text:p>
          </table:table-cell>
          <table:table-cell table:style-name="ce1" table:formula="of:=AVERAGE([.C13:.C20])" office:value-type="float" office:value="0.593557920215796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7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6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6" calcext:value-type="float">
            <text:p>-0.5935579202</text:p>
          </table:table-cell>
          <table:table-cell table:style-name="ce1" table:formula="of:=AVERAGE([.Q24:.Q31])" office:value-type="float" office:value="0.593557920215796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7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6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6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7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6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8:11:05.21465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3T20:24:30.507987538</dc:date>
    <meta:editing-duration>PT15H40M41S</meta:editing-duration>
    <meta:editing-cycles>119</meta:editing-cycles>
    <meta:generator>LibreOffice/4.2.8.2$Linux_X86_64 LibreOffice_project/420m0$Build-2</meta:generator>
    <meta:document-statistic meta:table-count="3" meta:cell-count="58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67:corr.B74</svg:desc>
                </draw:g>
              </table:table-cell>
              <table:table-cell office:value-type="float" office:value="0.226770353442628">
                <text:p>0.226770353442628</text:p>
                <draw:g>
                  <svg:desc>corr.C67:corr.C74</svg:desc>
                </draw:g>
              </table:table-cell>
              <table:table-cell office:value-type="float" office:value="0.202174835271484">
                <text:p>0.202174835271484</text:p>
                <draw:g>
                  <svg:desc>corr.D67:corr.D74</svg:desc>
                </draw:g>
              </table:table-cell>
              <table:table-cell office:value-type="float" office:value="0.189617583927682">
                <text:p>0.189617583927682</text:p>
                <draw:g>
                  <svg:desc>corr.E67:corr.E74</svg:desc>
                </draw:g>
              </table:table-cell>
              <table:table-cell office:value-type="float" office:value="0.222154889787673">
                <text:p>0.222154889787673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204632685234826">
                <text:p>0.204632685234826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581607654752">
                <text:p>0.670581607654752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69453022728513">
                <text:p>0.69453022728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685054011167">
                <text:p>0.683685054011167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69445879934677">
                <text:p>0.669445879934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41178241815">
                <text:p>0.7424117824181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7326518261726">
                <text:p>0.7732651826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7758700300136">
                <text:p>0.547758700300136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31798352956214">
                <text:p>0.5317983529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96915969952">
                <text:p>0.35996915969952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19988315436631">
                <text:p>0.419988315436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158955423739">
                <text:p>0.65615895542373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60148882370544">
                <text:p>0.601488823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40365812736">
                <text:p>0.69540365812736</text:p>
              </table:table-cell>
              <table:table-cell office:value-type="float" office:value="0.709605239021846">
                <text:p>0.709605239021846</text:p>
              </table:table-cell>
              <table:table-cell office:value-type="float" office:value="0.704784090220098">
                <text:p>0.704784090220098</text:p>
              </table:table-cell>
              <table:table-cell office:value-type="float" office:value="0.717467371522223">
                <text:p>0.717467371522223</text:p>
              </table:table-cell>
              <table:table-cell office:value-type="float" office:value="0.710050726849982">
                <text:p>0.710050726849982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77:corr.B84</svg:desc>
                </draw:g>
              </table:table-cell>
              <table:table-cell office:value-type="float" office:value="0.31951097065926">
                <text:p>0.31951097065926</text:p>
                <draw:g>
                  <svg:desc>corr.C77:corr.C84</svg:desc>
                </draw:g>
              </table:table-cell>
              <table:table-cell office:value-type="float" office:value="0.24093485867693">
                <text:p>0.24093485867693</text:p>
                <draw:g>
                  <svg:desc>corr.D77:corr.D84</svg:desc>
                </draw:g>
              </table:table-cell>
              <table:table-cell office:value-type="float" office:value="0.222123360937788">
                <text:p>0.222123360937788</text:p>
                <draw:g>
                  <svg:desc>corr.E77:corr.E84</svg:desc>
                </draw:g>
              </table:table-cell>
              <table:table-cell office:value-type="float" office:value="0.23915228001229">
                <text:p>0.23915228001229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313683891025471">
                <text:p>0.313683891025471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08749786731">
                <text:p>0.74308749786731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2191768316279">
                <text:p>0.7321917683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317661396828">
                <text:p>0.592317661396828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21639962423725">
                <text:p>0.2163996242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1385684447592">
                <text:p>0.801385684447592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60150270586929">
                <text:p>0.7601502705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695704533127">
                <text:p>0.62269570453312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6818455493354">
                <text:p>0.61681845549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459995177923">
                <text:p>0.56459995177923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61193994246667">
                <text:p>0.36119399424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973155013045">
                <text:p>0.68973155013045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0423022367637">
                <text:p>0.4042302236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0874753726122">
                <text:p>0.550874753726122</text:p>
              </table:table-cell>
              <table:table-cell office:value-type="float" office:value="0.729256455004415">
                <text:p>0.729256455004415</text:p>
              </table:table-cell>
              <table:table-cell office:value-type="float" office:value="0.591960909160966">
                <text:p>0.591960909160966</text:p>
              </table:table-cell>
              <table:table-cell office:value-type="float" office:value="0.608378871771535">
                <text:p>0.608378871771535</text:p>
              </table:table-cell>
              <table:table-cell office:value-type="float" office:value="0.597829224701221">
                <text:p>0.597829224701221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